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2.242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2.492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1">2. Determine Simulation range for my kinematics</text:span></text:p>
            <text:p><text:span text:style-name="T1"/></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text:s/>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 (same as Evan's)</text:span></text:p>
            <text:p><text:span text:style-name="T5">be-sim=5.485 GeV</text:span></text:p>
            <text:p><text:span text:style-name="T2"/></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6.676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p><text:span text:style-name="T1"/></text:p>
              </text:list-item>
              <text:list-item>
                <text:p><text:span text:style-name="T1">Study MM cut for Top 1 in more detail</text:span></text:p>
              </text:list-item>
              <text:list-item>
                <text:p><text:span text:style-name="T26">Finish Q2,W resolution study for Simulation and start full kinematic Simulation!</text:span></text:p>
                <text:p><text:span text:style-name="T1"/></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9T14:33:50</dc:date>
    <dc:creator>Arjun Trivedi</dc:creator>
    <meta:editing-duration>PT4H53M41S</meta:editing-duration>
    <meta:editing-cycles>198</meta:editing-cycles>
    <meta:generator>LibreOffice/3.5$Linux_X86_64 LibreOffice_project/350m1$Build-2</meta:generator>
    <meta:document-statistic meta:object-count="45"/>
  </office:meta>
</office:document-meta>
</file>